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viderEndpoint.processInOnly( MessageExchange exchange , NormalizedMessage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Endpoint.Provid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Endpoint.Provid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Endpoint.de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viderEndpoint.processInOut( MessageExchange exchange , NormalizedMessage in , NormalizedMessage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Endpoint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Endpoint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viderEndpoint.process( MessageExchange exchan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roviderEndpoint.Provid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